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pt" fo:letter-spacing="normal" fo:font-style="normal" fo:font-weight="normal" style:font-size-asian="10pt" style:font-style-asian="normal" style:font-weight-asian="normal" style:font-name-complex="monospac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variant="normal" fo:text-transform="none" fo:color="#000000" style:font-name="monospace" fo:font-size="10pt" fo:letter-spacing="normal" fo:font-style="normal" fo:font-weight="normal" style:font-size-asian="10pt" style:font-style-asian="normal" style:font-weight-asian="normal" style:font-name-complex="monospa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openoffice / libreoffice doc.</text:p>
      <text:p text:style-name="Standard"/>
      <text:p text:style-name="P1">3iJRnawn4P9TdisaUZt1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2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Clairambault</meta:initial-creator>
    <meta:creation-date>2015-03-27T14:22:11.417957700</meta:creation-date>
    <dc:creator>Florent Clairambault</dc:creator>
    <dc:date>2015-03-27T14:23:59.533166900</dc:date>
    <meta:editing-cycles>1</meta:editing-cycles>
    <meta:editing-duration>PT38S</meta:editing-duration>
    <meta:document-statistic meta:table-count="0" meta:image-count="0" meta:object-count="0" meta:page-count="1" meta:paragraph-count="2" meta:word-count="7" meta:character-count="57" meta:non-whitespace-character-count="52"/>
    <meta:generator>LibreOffice/4.2.7.2$Linux_X86_64 LibreOffice_project/420m0$Build-2</meta:generator>
  </office:meta>
</office:document-meta>
</file>